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9126in" svg:y="0.3531in">
            <draw:object draw:notify-on-update-of-ranges="Sheet1.A2:Sheet1.A103 Sheet1.C1:Sheet1.C1 Sheet1.C2:Sheet1.C103 Sheet1.A2:Sheet1.A103 Sheet1.B1:Sheet1.B1 Sheet1.B2:Sheet1.B103 Sheet1.A2:Sheet1.A103 Sheet1.D1:Sheet1.D1 Sheet1.D2:Sheet1.D103 Sheet1.A2:Sheet1.A103 Sheet1.E1:Sheet1.E1 Sheet1.E2:Sheet1.E10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<text:s/>t_k</text:p>
          </table:table-cell>
          <table:table-cell office:value-type="string" calcext:value-type="string">
            <text:p><text:s/>y_k (h = 0.0001)</text:p>
          </table:table-cell>
          <table:table-cell office:value-type="string" calcext:value-type="string">
            <text:p><text:s/>y_real</text:p>
          </table:table-cell>
          <table:table-cell office:value-type="string" calcext:value-type="string">
            <text:p><text:s/>y_k (h = 0.01)</text:p>
          </table:table-cell>
          <table:table-cell office:value-type="string" calcext:value-type="string">
            <text:p><text:s/>y_k (h = 0.001)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909273" calcext:value-type="float">
            <text:p>0.0909273</text:p>
          </table:table-cell>
          <table:table-cell office:value-type="float" office:value="0.0951724" calcext:value-type="float">
            <text:p>0.0951724</text:p>
          </table:table-cell>
          <table:table-cell table:number-columns-repeated="6"/>
        </table:table-row>
        <table:table-row table:style-name="ro1">
          <table:table-cell office:value-type="float" office:value="0.0002" calcext:value-type="float">
            <text:p>0.0002</text:p>
          </table:table-cell>
          <table:table-cell office:value-type="float" office:value="0.173607" calcext:value-type="float">
            <text:p>0.173607</text:p>
          </table:table-cell>
          <table:table-cell office:value-type="float" office:value="0.181307" calcext:value-type="float">
            <text:p>0.181307</text:p>
          </table:table-cell>
          <table:table-cell table:number-columns-repeated="6"/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48788" calcext:value-type="float">
            <text:p>0.248788</text:p>
          </table:table-cell>
          <table:table-cell office:value-type="float" office:value="0.259264" calcext:value-type="float">
            <text:p>0.259264</text:p>
          </table:table-cell>
          <table:table-cell table:number-columns-repeated="6"/>
        </table:table-row>
        <table:table-row table:style-name="ro1">
          <table:table-cell office:value-type="float" office:value="0.0004" calcext:value-type="float">
            <text:p>0.0004</text:p>
          </table:table-cell>
          <table:table-cell office:value-type="float" office:value="0.317153" calcext:value-type="float">
            <text:p>0.317153</text:p>
          </table:table-cell>
          <table:table-cell office:value-type="float" office:value="0.329821" calcext:value-type="float">
            <text:p>0.329821</text:p>
          </table:table-cell>
          <table:table-cell table:number-columns-repeated="6"/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float" office:value="0.37932" calcext:value-type="float">
            <text:p>0.37932</text:p>
          </table:table-cell>
          <table:table-cell office:value-type="float" office:value="0.393683" calcext:value-type="float">
            <text:p>0.393683</text:p>
          </table:table-cell>
          <table:table-cell table:number-columns-repeated="6"/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435855" calcext:value-type="float">
            <text:p>0.435855</text:p>
          </table:table-cell>
          <table:table-cell office:value-type="float" office:value="0.451487" calcext:value-type="float">
            <text:p>0.451487</text:p>
          </table:table-cell>
          <table:table-cell table:number-columns-repeated="6"/>
        </table:table-row>
        <table:table-row table:style-name="ro1">
          <table:table-cell office:value-type="float" office:value="0.0007" calcext:value-type="float">
            <text:p>0.0007</text:p>
          </table:table-cell>
          <table:table-cell office:value-type="float" office:value="0.487268" calcext:value-type="float">
            <text:p>0.487268</text:p>
          </table:table-cell>
          <table:table-cell office:value-type="float" office:value="0.503809" calcext:value-type="float">
            <text:p>0.503809</text:p>
          </table:table-cell>
          <table:table-cell table:number-columns-repeated="6"/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.534025" calcext:value-type="float">
            <text:p>0.534025</text:p>
          </table:table-cell>
          <table:table-cell office:value-type="float" office:value="0.551171" calcext:value-type="float">
            <text:p>0.551171</text:p>
          </table:table-cell>
          <table:table-cell table:number-columns-repeated="6"/>
        </table:table-row>
        <table:table-row table:style-name="ro1">
          <table:table-cell office:value-type="float" office:value="0.0009" calcext:value-type="float">
            <text:p>0.0009</text:p>
          </table:table-cell>
          <table:table-cell office:value-type="float" office:value="0.57655" calcext:value-type="float">
            <text:p>0.57655</text:p>
          </table:table-cell>
          <table:table-cell office:value-type="float" office:value="0.594044" calcext:value-type="float">
            <text:p>0.594044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15228" calcext:value-type="float">
            <text:p>0.615228</text:p>
          </table:table-cell>
          <table:table-cell office:value-type="float" office:value="0.632857" calcext:value-type="float">
            <text:p>0.632857</text:p>
          </table:table-cell>
          <table:table-cell/>
          <table:table-cell office:value-type="float" office:value="0.501" calcext:value-type="float">
            <text:p>0.501</text:p>
          </table:table-cell>
          <table:table-cell table:number-columns-repeated="4"/>
        </table:table-row>
        <table:table-row table:style-name="ro1">
          <table:table-cell office:value-type="float" office:value="0.0011" calcext:value-type="float">
            <text:p>0.0011</text:p>
          </table:table-cell>
          <table:table-cell office:value-type="float" office:value="0.650407" calcext:value-type="float">
            <text:p>0.650407</text:p>
          </table:table-cell>
          <table:table-cell office:value-type="float" office:value="0.667996" calcext:value-type="float">
            <text:p>0.667996</text:p>
          </table:table-cell>
          <table:table-cell table:number-columns-repeated="6"/>
        </table:table-row>
        <table:table-row table:style-name="ro1">
          <table:table-cell office:value-type="float" office:value="0.0012" calcext:value-type="float">
            <text:p>0.0012</text:p>
          </table:table-cell>
          <table:table-cell office:value-type="float" office:value="0.682406" calcext:value-type="float">
            <text:p>0.682406</text:p>
          </table:table-cell>
          <table:table-cell office:value-type="float" office:value="0.699809" calcext:value-type="float">
            <text:p>0.699809</text:p>
          </table:table-cell>
          <table:table-cell table:number-columns-repeated="6"/>
        </table:table-row>
        <table:table-row table:style-name="ro1">
          <table:table-cell office:value-type="float" office:value="0.0013" calcext:value-type="float">
            <text:p>0.0013</text:p>
          </table:table-cell>
          <table:table-cell office:value-type="float" office:value="0.711514" calcext:value-type="float">
            <text:p>0.711514</text:p>
          </table:table-cell>
          <table:table-cell office:value-type="float" office:value="0.728614" calcext:value-type="float">
            <text:p>0.728614</text:p>
          </table:table-cell>
          <table:table-cell table:number-columns-repeated="6"/>
        </table:table-row>
        <table:table-row table:style-name="ro1">
          <table:table-cell office:value-type="float" office:value="0.0014" calcext:value-type="float">
            <text:p>0.0014</text:p>
          </table:table-cell>
          <table:table-cell office:value-type="float" office:value="0.737995" calcext:value-type="float">
            <text:p>0.737995</text:p>
          </table:table-cell>
          <table:table-cell office:value-type="float" office:value="0.754697" calcext:value-type="float">
            <text:p>0.754697</text:p>
          </table:table-cell>
          <table:table-cell table:number-columns-repeated="6"/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762086" calcext:value-type="float">
            <text:p>0.762086</text:p>
          </table:table-cell>
          <table:table-cell office:value-type="float" office:value="0.778317" calcext:value-type="float">
            <text:p>0.778317</text:p>
          </table:table-cell>
          <table:table-cell table:number-columns-repeated="6"/>
        </table:table-row>
        <table:table-row table:style-name="ro1">
          <table:table-cell office:value-type="float" office:value="0.0016" calcext:value-type="float">
            <text:p>0.0016</text:p>
          </table:table-cell>
          <table:table-cell office:value-type="float" office:value="0.784005" calcext:value-type="float">
            <text:p>0.784005</text:p>
          </table:table-cell>
          <table:table-cell office:value-type="float" office:value="0.799708" calcext:value-type="float">
            <text:p>0.799708</text:p>
          </table:table-cell>
          <table:table-cell table:number-columns-repeated="6"/>
        </table:table-row>
        <table:table-row table:style-name="ro1">
          <table:table-cell office:value-type="float" office:value="0.0017" calcext:value-type="float">
            <text:p>0.0017</text:p>
          </table:table-cell>
          <table:table-cell office:value-type="float" office:value="0.80395" calcext:value-type="float">
            <text:p>0.80395</text:p>
          </table:table-cell>
          <table:table-cell office:value-type="float" office:value="0.819082" calcext:value-type="float">
            <text:p>0.819082</text:p>
          </table:table-cell>
          <table:table-cell table:number-columns-repeated="6"/>
        </table:table-row>
        <table:table-row table:style-name="ro1">
          <table:table-cell office:value-type="float" office:value="0.0018" calcext:value-type="float">
            <text:p>0.0018</text:p>
          </table:table-cell>
          <table:table-cell office:value-type="float" office:value="0.8221" calcext:value-type="float">
            <text:p>0.8221</text:p>
          </table:table-cell>
          <table:table-cell office:value-type="float" office:value="0.836632" calcext:value-type="float">
            <text:p>0.836632</text:p>
          </table:table-cell>
          <table:table-cell table:number-columns-repeated="6"/>
        </table:table-row>
        <table:table-row table:style-name="ro1">
          <table:table-cell office:value-type="float" office:value="0.0019" calcext:value-type="float">
            <text:p>0.0019</text:p>
          </table:table-cell>
          <table:table-cell office:value-type="float" office:value="0.838617" calcext:value-type="float">
            <text:p>0.838617</text:p>
          </table:table-cell>
          <table:table-cell office:value-type="float" office:value="0.852531" calcext:value-type="float">
            <text:p>0.852531</text:p>
          </table:table-cell>
          <table:table-cell table:number-columns-repeated="6"/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0.853652" calcext:value-type="float">
            <text:p>0.853652</text:p>
          </table:table-cell>
          <table:table-cell office:value-type="float" office:value="0.866935" calcext:value-type="float">
            <text:p>0.866935</text:p>
          </table:table-cell>
          <table:table-cell/>
          <table:table-cell office:value-type="float" office:value="0.752498" calcext:value-type="float">
            <text:p>0.752498</text:p>
          </table:table-cell>
          <table:table-cell table:number-columns-repeated="4"/>
        </table:table-row>
        <table:table-row table:style-name="ro1">
          <table:table-cell office:value-type="float" office:value="0.0021" calcext:value-type="float">
            <text:p>0.0021</text:p>
          </table:table-cell>
          <table:table-cell office:value-type="float" office:value="0.867338" calcext:value-type="float">
            <text:p>0.867338</text:p>
          </table:table-cell>
          <table:table-cell office:value-type="float" office:value="0.879988" calcext:value-type="float">
            <text:p>0.879988</text:p>
          </table:table-cell>
          <table:table-cell table:number-columns-repeated="6"/>
        </table:table-row>
        <table:table-row table:style-name="ro1">
          <table:table-cell office:value-type="float" office:value="0.0022" calcext:value-type="float">
            <text:p>0.0022</text:p>
          </table:table-cell>
          <table:table-cell office:value-type="float" office:value="0.879797" calcext:value-type="float">
            <text:p>0.879797</text:p>
          </table:table-cell>
          <table:table-cell office:value-type="float" office:value="0.891818" calcext:value-type="float">
            <text:p>0.891818</text:p>
          </table:table-cell>
          <table:table-cell table:number-columns-repeated="6"/>
        </table:table-row>
        <table:table-row table:style-name="ro1">
          <table:table-cell office:value-type="float" office:value="0.0023" calcext:value-type="float">
            <text:p>0.0023</text:p>
          </table:table-cell>
          <table:table-cell office:value-type="float" office:value="0.891143" calcext:value-type="float">
            <text:p>0.891143</text:p>
          </table:table-cell>
          <table:table-cell office:value-type="float" office:value="0.902541" calcext:value-type="float">
            <text:p>0.902541</text:p>
          </table:table-cell>
          <table:table-cell table:number-columns-repeated="6"/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901475" calcext:value-type="float">
            <text:p>0.901475</text:p>
          </table:table-cell>
          <table:table-cell office:value-type="float" office:value="0.912263" calcext:value-type="float">
            <text:p>0.912263</text:p>
          </table:table-cell>
          <table:table-cell table:number-columns-repeated="6"/>
        </table:table-row>
        <table:table-row table:style-name="ro1">
          <table:table-cell office:value-type="float" office:value="0.0025" calcext:value-type="float">
            <text:p>0.0025</text:p>
          </table:table-cell>
          <table:table-cell office:value-type="float" office:value="0.910885" calcext:value-type="float">
            <text:p>0.910885</text:p>
          </table:table-cell>
          <table:table-cell office:value-type="float" office:value="0.921078" calcext:value-type="float">
            <text:p>0.921078</text:p>
          </table:table-cell>
          <table:table-cell table:number-columns-repeated="6"/>
        </table:table-row>
        <table:table-row table:style-name="ro1">
          <table:table-cell office:value-type="float" office:value="0.0026" calcext:value-type="float">
            <text:p>0.0026</text:p>
          </table:table-cell>
          <table:table-cell office:value-type="float" office:value="0.919459" calcext:value-type="float">
            <text:p>0.919459</text:p>
          </table:table-cell>
          <table:table-cell office:value-type="float" office:value="0.929073" calcext:value-type="float">
            <text:p>0.929073</text:p>
          </table:table-cell>
          <table:table-cell table:number-columns-repeated="6"/>
        </table:table-row>
        <table:table-row table:style-name="ro1">
          <table:table-cell office:value-type="float" office:value="0.0027" calcext:value-type="float">
            <text:p>0.0027</text:p>
          </table:table-cell>
          <table:table-cell office:value-type="float" office:value="0.927271" calcext:value-type="float">
            <text:p>0.927271</text:p>
          </table:table-cell>
          <table:table-cell office:value-type="float" office:value="0.936327" calcext:value-type="float">
            <text:p>0.936327</text:p>
          </table:table-cell>
          <table:table-cell table:number-columns-repeated="6"/>
        </table:table-row>
        <table:table-row table:style-name="ro1">
          <table:table-cell office:value-type="float" office:value="0.0028" calcext:value-type="float">
            <text:p>0.0028</text:p>
          </table:table-cell>
          <table:table-cell office:value-type="float" office:value="0.934391" calcext:value-type="float">
            <text:p>0.934391</text:p>
          </table:table-cell>
          <table:table-cell office:value-type="float" office:value="0.942909" calcext:value-type="float">
            <text:p>0.942909</text:p>
          </table:table-cell>
          <table:table-cell table:number-columns-repeated="6"/>
        </table:table-row>
        <table:table-row table:style-name="ro1">
          <table:table-cell office:value-type="float" office:value="0.0029" calcext:value-type="float">
            <text:p>0.0029</text:p>
          </table:table-cell>
          <table:table-cell office:value-type="float" office:value="0.940882" calcext:value-type="float">
            <text:p>0.940882</text:p>
          </table:table-cell>
          <table:table-cell office:value-type="float" office:value="0.948884" calcext:value-type="float">
            <text:p>0.948884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946801" calcext:value-type="float">
            <text:p>0.946801</text:p>
          </table:table-cell>
          <table:table-cell office:value-type="float" office:value="0.95431" calcext:value-type="float">
            <text:p>0.95431</text:p>
          </table:table-cell>
          <table:table-cell/>
          <table:table-cell office:value-type="float" office:value="0.879244" calcext:value-type="float">
            <text:p>0.879244</text:p>
          </table:table-cell>
          <table:table-cell table:number-columns-repeated="4"/>
        </table:table-row>
        <table:table-row table:style-name="ro1">
          <table:table-cell office:value-type="float" office:value="0.0031" calcext:value-type="float">
            <text:p>0.0031</text:p>
          </table:table-cell>
          <table:table-cell office:value-type="float" office:value="0.9522" calcext:value-type="float">
            <text:p>0.9522</text:p>
          </table:table-cell>
          <table:table-cell office:value-type="float" office:value="0.959237" calcext:value-type="float">
            <text:p>0.959237</text:p>
          </table:table-cell>
          <table:table-cell table:number-columns-repeated="6"/>
        </table:table-row>
        <table:table-row table:style-name="ro1">
          <table:table-cell office:value-type="float" office:value="0.0032" calcext:value-type="float">
            <text:p>0.0032</text:p>
          </table:table-cell>
          <table:table-cell office:value-type="float" office:value="0.957126" calcext:value-type="float">
            <text:p>0.957126</text:p>
          </table:table-cell>
          <table:table-cell office:value-type="float" office:value="0.963715" calcext:value-type="float">
            <text:p>0.963715</text:p>
          </table:table-cell>
          <table:table-cell table:number-columns-repeated="6"/>
        </table:table-row>
        <table:table-row table:style-name="ro1">
          <table:table-cell office:value-type="float" office:value="0.0033" calcext:value-type="float">
            <text:p>0.0033</text:p>
          </table:table-cell>
          <table:table-cell office:value-type="float" office:value="0.961623" calcext:value-type="float">
            <text:p>0.961623</text:p>
          </table:table-cell>
          <table:table-cell office:value-type="float" office:value="0.967786" calcext:value-type="float">
            <text:p>0.967786</text:p>
          </table:table-cell>
          <table:table-cell table:number-columns-repeated="6"/>
        </table:table-row>
        <table:table-row table:style-name="ro1">
          <table:table-cell office:value-type="float" office:value="0.0034" calcext:value-type="float">
            <text:p>0.0034</text:p>
          </table:table-cell>
          <table:table-cell office:value-type="float" office:value="0.965729" calcext:value-type="float">
            <text:p>0.965729</text:p>
          </table:table-cell>
          <table:table-cell office:value-type="float" office:value="0.971489" calcext:value-type="float">
            <text:p>0.971489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96948" calcext:value-type="float">
            <text:p>0.96948</text:p>
          </table:table-cell>
          <table:table-cell office:value-type="float" office:value="0.974858" calcext:value-type="float">
            <text:p>0.974858</text:p>
          </table:table-cell>
          <table:table-cell table:number-columns-repeated="6"/>
        </table:table-row>
        <table:table-row table:style-name="ro1">
          <table:table-cell office:value-type="float" office:value="0.0036" calcext:value-type="float">
            <text:p>0.0036</text:p>
          </table:table-cell>
          <table:table-cell office:value-type="float" office:value="0.972908" calcext:value-type="float">
            <text:p>0.972908</text:p>
          </table:table-cell>
          <table:table-cell office:value-type="float" office:value="0.977925" calcext:value-type="float">
            <text:p>0.977925</text:p>
          </table:table-cell>
          <table:table-cell table:number-columns-repeated="6"/>
        </table:table-row>
        <table:table-row table:style-name="ro1">
          <table:table-cell office:value-type="float" office:value="0.0037" calcext:value-type="float">
            <text:p>0.0037</text:p>
          </table:table-cell>
          <table:table-cell office:value-type="float" office:value="0.976042" calcext:value-type="float">
            <text:p>0.976042</text:p>
          </table:table-cell>
          <table:table-cell office:value-type="float" office:value="0.98072" calcext:value-type="float">
            <text:p>0.98072</text:p>
          </table:table-cell>
          <table:table-cell table:number-columns-repeated="6"/>
        </table:table-row>
        <table:table-row table:style-name="ro1">
          <table:table-cell office:value-type="float" office:value="0.0038" calcext:value-type="float">
            <text:p>0.0038</text:p>
          </table:table-cell>
          <table:table-cell office:value-type="float" office:value="0.97891" calcext:value-type="float">
            <text:p>0.97891</text:p>
          </table:table-cell>
          <table:table-cell office:value-type="float" office:value="0.983267" calcext:value-type="float">
            <text:p>0.983267</text:p>
          </table:table-cell>
          <table:table-cell table:number-columns-repeated="6"/>
        </table:table-row>
        <table:table-row table:style-name="ro1">
          <table:table-cell office:value-type="float" office:value="0.0039" calcext:value-type="float">
            <text:p>0.0039</text:p>
          </table:table-cell>
          <table:table-cell office:value-type="float" office:value="0.981535" calcext:value-type="float">
            <text:p>0.981535</text:p>
          </table:table-cell>
          <table:table-cell office:value-type="float" office:value="0.985591" calcext:value-type="float">
            <text:p>0.985591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983939" calcext:value-type="float">
            <text:p>0.983939</text:p>
          </table:table-cell>
          <table:table-cell office:value-type="float" office:value="0.987713" calcext:value-type="float">
            <text:p>0.987713</text:p>
          </table:table-cell>
          <table:table-cell/>
          <table:table-cell office:value-type="float" office:value="0.943614" calcext:value-type="float">
            <text:p>0.943614</text:p>
          </table:table-cell>
          <table:table-cell table:number-columns-repeated="4"/>
        </table:table-row>
        <table:table-row table:style-name="ro1">
          <table:table-cell office:value-type="float" office:value="0.0041" calcext:value-type="float">
            <text:p>0.0041</text:p>
          </table:table-cell>
          <table:table-cell office:value-type="float" office:value="0.986143" calcext:value-type="float">
            <text:p>0.986143</text:p>
          </table:table-cell>
          <table:table-cell office:value-type="float" office:value="0.989652" calcext:value-type="float">
            <text:p>0.989652</text:p>
          </table:table-cell>
          <table:table-cell table:number-columns-repeated="6"/>
        </table:table-row>
        <table:table-row table:style-name="ro1">
          <table:table-cell office:value-type="float" office:value="0.0042" calcext:value-type="float">
            <text:p>0.0042</text:p>
          </table:table-cell>
          <table:table-cell office:value-type="float" office:value="0.988165" calcext:value-type="float">
            <text:p>0.988165</text:p>
          </table:table-cell>
          <table:table-cell office:value-type="float" office:value="0.991425" calcext:value-type="float">
            <text:p>0.991425</text:p>
          </table:table-cell>
          <table:table-cell table:number-columns-repeated="6"/>
        </table:table-row>
        <table:table-row table:style-name="ro1">
          <table:table-cell office:value-type="float" office:value="0.0043" calcext:value-type="float">
            <text:p>0.0043</text:p>
          </table:table-cell>
          <table:table-cell office:value-type="float" office:value="0.990021" calcext:value-type="float">
            <text:p>0.990021</text:p>
          </table:table-cell>
          <table:table-cell office:value-type="float" office:value="0.993049" calcext:value-type="float">
            <text:p>0.993049</text:p>
          </table:table-cell>
          <table:table-cell table:number-columns-repeated="6"/>
        </table:table-row>
        <table:table-row table:style-name="ro1">
          <table:table-cell office:value-type="float" office:value="0.0044" calcext:value-type="float">
            <text:p>0.0044</text:p>
          </table:table-cell>
          <table:table-cell office:value-type="float" office:value="0.991726" calcext:value-type="float">
            <text:p>0.991726</text:p>
          </table:table-cell>
          <table:table-cell office:value-type="float" office:value="0.994537" calcext:value-type="float">
            <text:p>0.994537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993295" calcext:value-type="float">
            <text:p>0.993295</text:p>
          </table:table-cell>
          <table:table-cell office:value-type="float" office:value="0.995902" calcext:value-type="float">
            <text:p>0.995902</text:p>
          </table:table-cell>
          <table:table-cell table:number-columns-repeated="6"/>
        </table:table-row>
        <table:table-row table:style-name="ro1">
          <table:table-cell office:value-type="float" office:value="0.0046" calcext:value-type="float">
            <text:p>0.0046</text:p>
          </table:table-cell>
          <table:table-cell office:value-type="float" office:value="0.994739" calcext:value-type="float">
            <text:p>0.994739</text:p>
          </table:table-cell>
          <table:table-cell office:value-type="float" office:value="0.997156" calcext:value-type="float">
            <text:p>0.997156</text:p>
          </table:table-cell>
          <table:table-cell table:number-columns-repeated="6"/>
        </table:table-row>
        <table:table-row table:style-name="ro1">
          <table:table-cell office:value-type="float" office:value="0.0047" calcext:value-type="float">
            <text:p>0.0047</text:p>
          </table:table-cell>
          <table:table-cell office:value-type="float" office:value="0.99607" calcext:value-type="float">
            <text:p>0.99607</text:p>
          </table:table-cell>
          <table:table-cell office:value-type="float" office:value="0.99831" calcext:value-type="float">
            <text:p>0.99831</text:p>
          </table:table-cell>
          <table:table-cell table:number-columns-repeated="6"/>
        </table:table-row>
        <table:table-row table:style-name="ro1">
          <table:table-cell office:value-type="float" office:value="0.0048" calcext:value-type="float">
            <text:p>0.0048</text:p>
          </table:table-cell>
          <table:table-cell office:value-type="float" office:value="0.997298" calcext:value-type="float">
            <text:p>0.997298</text:p>
          </table:table-cell>
          <table:table-cell office:value-type="float" office:value="0.999373" calcext:value-type="float">
            <text:p>0.999373</text:p>
          </table:table-cell>
          <table:table-cell table:number-columns-repeated="6"/>
        </table:table-row>
        <table:table-row table:style-name="ro1">
          <table:table-cell office:value-type="float" office:value="0.0049" calcext:value-type="float">
            <text:p>0.0049</text:p>
          </table:table-cell>
          <table:table-cell office:value-type="float" office:value="0.998432" calcext:value-type="float">
            <text:p>0.998432</text:p>
          </table:table-cell>
          <table:table-cell office:value-type="float" office:value="1.00035" calcext:value-type="float">
            <text:p>1.00035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999481" calcext:value-type="float">
            <text:p>0.999481</text:p>
          </table:table-cell>
          <table:table-cell office:value-type="float" office:value="1.00126" calcext:value-type="float">
            <text:p>1.00126</text:p>
          </table:table-cell>
          <table:table-cell/>
          <table:table-cell office:value-type="float" office:value="0.976795" calcext:value-type="float">
            <text:p>0.976795</text:p>
          </table:table-cell>
          <table:table-cell table:number-columns-repeated="4"/>
        </table:table-row>
        <table:table-row table:style-name="ro1">
          <table:table-cell office:value-type="float" office:value="0.0051" calcext:value-type="float">
            <text:p>0.0051</text:p>
          </table:table-cell>
          <table:table-cell office:value-type="float" office:value="1.00045" calcext:value-type="float">
            <text:p>1.00045</text:p>
          </table:table-cell>
          <table:table-cell office:value-type="float" office:value="1.0021" calcext:value-type="float">
            <text:p>1.0021</text:p>
          </table:table-cell>
          <table:table-cell table:number-columns-repeated="6"/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1.00136" calcext:value-type="float">
            <text:p>1.00136</text:p>
          </table:table-cell>
          <table:table-cell office:value-type="float" office:value="1.00288" calcext:value-type="float">
            <text:p>1.00288</text:p>
          </table:table-cell>
          <table:table-cell table:number-columns-repeated="6"/>
        </table:table-row>
        <table:table-row table:style-name="ro1">
          <table:table-cell office:value-type="float" office:value="0.0053" calcext:value-type="float">
            <text:p>0.0053</text:p>
          </table:table-cell>
          <table:table-cell office:value-type="float" office:value="1.00219" calcext:value-type="float">
            <text:p>1.00219</text:p>
          </table:table-cell>
          <table:table-cell office:value-type="float" office:value="1.0036" calcext:value-type="float">
            <text:p>1.0036</text:p>
          </table:table-cell>
          <table:table-cell table:number-columns-repeated="6"/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1.00297" calcext:value-type="float">
            <text:p>1.00297</text:p>
          </table:table-cell>
          <table:table-cell office:value-type="float" office:value="1.00427" calcext:value-type="float">
            <text:p>1.00427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1.0037" calcext:value-type="float">
            <text:p>1.0037</text:p>
          </table:table-cell>
          <table:table-cell office:value-type="float" office:value="1.0049" calcext:value-type="float">
            <text:p>1.0049</text:p>
          </table:table-cell>
          <table:table-cell table:number-columns-repeated="6"/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1.00438" calcext:value-type="float">
            <text:p>1.00438</text:p>
          </table:table-cell>
          <table:table-cell office:value-type="float" office:value="1.00549" calcext:value-type="float">
            <text:p>1.00549</text:p>
          </table:table-cell>
          <table:table-cell table:number-columns-repeated="6"/>
        </table:table-row>
        <table:table-row table:style-name="ro1">
          <table:table-cell office:value-type="float" office:value="0.0057" calcext:value-type="float">
            <text:p>0.0057</text:p>
          </table:table-cell>
          <table:table-cell office:value-type="float" office:value="1.00501" calcext:value-type="float">
            <text:p>1.00501</text:p>
          </table:table-cell>
          <table:table-cell office:value-type="float" office:value="1.00604" calcext:value-type="float">
            <text:p>1.00604</text:p>
          </table:table-cell>
          <table:table-cell table:number-columns-repeated="6"/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1.00561" calcext:value-type="float">
            <text:p>1.00561</text:p>
          </table:table-cell>
          <table:table-cell office:value-type="float" office:value="1.00656" calcext:value-type="float">
            <text:p>1.00656</text:p>
          </table:table-cell>
          <table:table-cell table:number-columns-repeated="6"/>
        </table:table-row>
        <table:table-row table:style-name="ro1">
          <table:table-cell office:value-type="float" office:value="0.0059" calcext:value-type="float">
            <text:p>0.0059</text:p>
          </table:table-cell>
          <table:table-cell office:value-type="float" office:value="1.00617" calcext:value-type="float">
            <text:p>1.00617</text:p>
          </table:table-cell>
          <table:table-cell office:value-type="float" office:value="1.00704" calcext:value-type="float">
            <text:p>1.00704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1.0067" calcext:value-type="float">
            <text:p>1.0067</text:p>
          </table:table-cell>
          <table:table-cell office:value-type="float" office:value="1.0075" calcext:value-type="float">
            <text:p>1.0075</text:p>
          </table:table-cell>
          <table:table-cell/>
          <table:table-cell office:value-type="float" office:value="0.994379" calcext:value-type="float">
            <text:p>0.994379</text:p>
          </table:table-cell>
          <table:table-cell table:number-columns-repeated="4"/>
        </table:table-row>
        <table:table-row table:style-name="ro1">
          <table:table-cell office:value-type="float" office:value="0.0061" calcext:value-type="float">
            <text:p>0.0061</text:p>
          </table:table-cell>
          <table:table-cell office:value-type="float" office:value="1.00719" calcext:value-type="float">
            <text:p>1.00719</text:p>
          </table:table-cell>
          <table:table-cell office:value-type="float" office:value="1.00794" calcext:value-type="float">
            <text:p>1.00794</text:p>
          </table:table-cell>
          <table:table-cell table:number-columns-repeated="6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1.00766" calcext:value-type="float">
            <text:p>1.00766</text:p>
          </table:table-cell>
          <table:table-cell office:value-type="float" office:value="1.00835" calcext:value-type="float">
            <text:p>1.00835</text:p>
          </table:table-cell>
          <table:table-cell table:number-columns-repeated="6"/>
        </table:table-row>
        <table:table-row table:style-name="ro1">
          <table:table-cell office:value-type="float" office:value="0.0063" calcext:value-type="float">
            <text:p>0.0063</text:p>
          </table:table-cell>
          <table:table-cell office:value-type="float" office:value="1.00811" calcext:value-type="float">
            <text:p>1.00811</text:p>
          </table:table-cell>
          <table:table-cell office:value-type="float" office:value="1.00874" calcext:value-type="float">
            <text:p>1.00874</text:p>
          </table:table-cell>
          <table:table-cell table:number-columns-repeated="6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1.00853" calcext:value-type="float">
            <text:p>1.00853</text:p>
          </table:table-cell>
          <table:table-cell office:value-type="float" office:value="1.00911" calcext:value-type="float">
            <text:p>1.0091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1.00893" calcext:value-type="float">
            <text:p>1.00893</text:p>
          </table:table-cell>
          <table:table-cell office:value-type="float" office:value="1.00947" calcext:value-type="float">
            <text:p>1.00947</text:p>
          </table:table-cell>
          <table:table-cell table:number-columns-repeated="6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1.00932" calcext:value-type="float">
            <text:p>1.00932</text:p>
          </table:table-cell>
          <table:table-cell office:value-type="float" office:value="1.00981" calcext:value-type="float">
            <text:p>1.00981</text:p>
          </table:table-cell>
          <table:table-cell table:number-columns-repeated="6"/>
        </table:table-row>
        <table:table-row table:style-name="ro1">
          <table:table-cell office:value-type="float" office:value="0.0067" calcext:value-type="float">
            <text:p>0.0067</text:p>
          </table:table-cell>
          <table:table-cell office:value-type="float" office:value="1.00968" calcext:value-type="float">
            <text:p>1.00968</text:p>
          </table:table-cell>
          <table:table-cell office:value-type="float" office:value="1.01014" calcext:value-type="float">
            <text:p>1.01014</text:p>
          </table:table-cell>
          <table:table-cell table:number-columns-repeated="6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1.01004" calcext:value-type="float">
            <text:p>1.01004</text:p>
          </table:table-cell>
          <table:table-cell office:value-type="float" office:value="1.01046" calcext:value-type="float">
            <text:p>1.01046</text:p>
          </table:table-cell>
          <table:table-cell table:number-columns-repeated="6"/>
        </table:table-row>
        <table:table-row table:style-name="ro1">
          <table:table-cell office:value-type="float" office:value="0.0069" calcext:value-type="float">
            <text:p>0.0069</text:p>
          </table:table-cell>
          <table:table-cell office:value-type="float" office:value="1.01037" calcext:value-type="float">
            <text:p>1.01037</text:p>
          </table:table-cell>
          <table:table-cell office:value-type="float" office:value="1.01076" calcext:value-type="float">
            <text:p>1.0107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1.0107" calcext:value-type="float">
            <text:p>1.0107</text:p>
          </table:table-cell>
          <table:table-cell office:value-type="float" office:value="1.01106" calcext:value-type="float">
            <text:p>1.01106</text:p>
          </table:table-cell>
          <table:table-cell/>
          <table:table-cell office:value-type="float" office:value="1.00417" calcext:value-type="float">
            <text:p>1.00417</text:p>
          </table:table-cell>
          <table:table-cell table:number-columns-repeated="4"/>
        </table:table-row>
        <table:table-row table:style-name="ro1">
          <table:table-cell office:value-type="float" office:value="0.0071" calcext:value-type="float">
            <text:p>0.0071</text:p>
          </table:table-cell>
          <table:table-cell office:value-type="float" office:value="1.01101" calcext:value-type="float">
            <text:p>1.01101</text:p>
          </table:table-cell>
          <table:table-cell office:value-type="float" office:value="1.01134" calcext:value-type="float">
            <text:p>1.01134</text:p>
          </table:table-cell>
          <table:table-cell table:number-columns-repeated="6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1.01132" calcext:value-type="float">
            <text:p>1.01132</text:p>
          </table:table-cell>
          <table:table-cell office:value-type="float" office:value="1.01162" calcext:value-type="float">
            <text:p>1.01162</text:p>
          </table:table-cell>
          <table:table-cell table:number-columns-repeated="6"/>
        </table:table-row>
        <table:table-row table:style-name="ro1">
          <table:table-cell office:value-type="float" office:value="0.0073" calcext:value-type="float">
            <text:p>0.0073</text:p>
          </table:table-cell>
          <table:table-cell office:value-type="float" office:value="1.01161" calcext:value-type="float">
            <text:p>1.01161</text:p>
          </table:table-cell>
          <table:table-cell office:value-type="float" office:value="1.01189" calcext:value-type="float">
            <text:p>1.01189</text:p>
          </table:table-cell>
          <table:table-cell table:number-columns-repeated="6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1.01189" calcext:value-type="float">
            <text:p>1.01189</text:p>
          </table:table-cell>
          <table:table-cell office:value-type="float" office:value="1.01215" calcext:value-type="float">
            <text:p>1.01215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1.01217" calcext:value-type="float">
            <text:p>1.01217</text:p>
          </table:table-cell>
          <table:table-cell office:value-type="float" office:value="1.01241" calcext:value-type="float">
            <text:p>1.01241</text:p>
          </table:table-cell>
          <table:table-cell table:number-columns-repeated="6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1.01244" calcext:value-type="float">
            <text:p>1.01244</text:p>
          </table:table-cell>
          <table:table-cell office:value-type="float" office:value="1.01266" calcext:value-type="float">
            <text:p>1.01266</text:p>
          </table:table-cell>
          <table:table-cell table:number-columns-repeated="6"/>
        </table:table-row>
        <table:table-row table:style-name="ro1">
          <table:table-cell office:value-type="float" office:value="0.0077" calcext:value-type="float">
            <text:p>0.0077</text:p>
          </table:table-cell>
          <table:table-cell office:value-type="float" office:value="1.01271" calcext:value-type="float">
            <text:p>1.01271</text:p>
          </table:table-cell>
          <table:table-cell office:value-type="float" office:value="1.0129" calcext:value-type="float">
            <text:p>1.0129</text:p>
          </table:table-cell>
          <table:table-cell table:number-columns-repeated="6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1.01296" calcext:value-type="float">
            <text:p>1.01296</text:p>
          </table:table-cell>
          <table:table-cell office:value-type="float" office:value="1.01315" calcext:value-type="float">
            <text:p>1.01315</text:p>
          </table:table-cell>
          <table:table-cell table:number-columns-repeated="6"/>
        </table:table-row>
        <table:table-row table:style-name="ro1">
          <table:table-cell office:value-type="float" office:value="0.0079" calcext:value-type="float">
            <text:p>0.0079</text:p>
          </table:table-cell>
          <table:table-cell office:value-type="float" office:value="1.01322" calcext:value-type="float">
            <text:p>1.01322</text:p>
          </table:table-cell>
          <table:table-cell office:value-type="float" office:value="1.01338" calcext:value-type="float">
            <text:p>1.01338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1.01346" calcext:value-type="float">
            <text:p>1.01346</text:p>
          </table:table-cell>
          <table:table-cell office:value-type="float" office:value="1.01362" calcext:value-type="float">
            <text:p>1.01362</text:p>
          </table:table-cell>
          <table:table-cell/>
          <table:table-cell office:value-type="float" office:value="1.01005" calcext:value-type="float">
            <text:p>1.01005</text:p>
          </table:table-cell>
          <table:table-cell table:number-columns-repeated="4"/>
        </table:table-row>
        <table:table-row table:style-name="ro1">
          <table:table-cell office:value-type="float" office:value="0.0081" calcext:value-type="float">
            <text:p>0.0081</text:p>
          </table:table-cell>
          <table:table-cell office:value-type="float" office:value="1.01371" calcext:value-type="float">
            <text:p>1.01371</text:p>
          </table:table-cell>
          <table:table-cell office:value-type="float" office:value="1.01385" calcext:value-type="float">
            <text:p>1.01385</text:p>
          </table:table-cell>
          <table:table-cell table:number-columns-repeated="6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1.01394" calcext:value-type="float">
            <text:p>1.01394</text:p>
          </table:table-cell>
          <table:table-cell office:value-type="float" office:value="1.01408" calcext:value-type="float">
            <text:p>1.01408</text:p>
          </table:table-cell>
          <table:table-cell table:number-columns-repeated="6"/>
        </table:table-row>
        <table:table-row table:style-name="ro1">
          <table:table-cell office:value-type="float" office:value="0.0083" calcext:value-type="float">
            <text:p>0.0083</text:p>
          </table:table-cell>
          <table:table-cell office:value-type="float" office:value="1.01418" calcext:value-type="float">
            <text:p>1.01418</text:p>
          </table:table-cell>
          <table:table-cell office:value-type="float" office:value="1.0143" calcext:value-type="float">
            <text:p>1.0143</text:p>
          </table:table-cell>
          <table:table-cell table:number-columns-repeated="6"/>
        </table:table-row>
        <table:table-row table:style-name="ro1">
          <table:table-cell office:value-type="float" office:value="0.0084" calcext:value-type="float">
            <text:p>0.0084</text:p>
          </table:table-cell>
          <table:table-cell office:value-type="float" office:value="1.01441" calcext:value-type="float">
            <text:p>1.01441</text:p>
          </table:table-cell>
          <table:table-cell office:value-type="float" office:value="1.01452" calcext:value-type="float">
            <text:p>1.01452</text:p>
          </table:table-cell>
          <table:table-cell table:number-columns-repeated="6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1.01464" calcext:value-type="float">
            <text:p>1.01464</text:p>
          </table:table-cell>
          <table:table-cell office:value-type="float" office:value="1.01474" calcext:value-type="float">
            <text:p>1.01474</text:p>
          </table:table-cell>
          <table:table-cell table:number-columns-repeated="6"/>
        </table:table-row>
        <table:table-row table:style-name="ro1">
          <table:table-cell office:value-type="float" office:value="0.0086" calcext:value-type="float">
            <text:p>0.0086</text:p>
          </table:table-cell>
          <table:table-cell office:value-type="float" office:value="1.01487" calcext:value-type="float">
            <text:p>1.01487</text:p>
          </table:table-cell>
          <table:table-cell office:value-type="float" office:value="1.01496" calcext:value-type="float">
            <text:p>1.01496</text:p>
          </table:table-cell>
          <table:table-cell table:number-columns-repeated="6"/>
        </table:table-row>
        <table:table-row table:style-name="ro1">
          <table:table-cell office:value-type="float" office:value="0.0087" calcext:value-type="float">
            <text:p>0.0087</text:p>
          </table:table-cell>
          <table:table-cell office:value-type="float" office:value="1.01509" calcext:value-type="float">
            <text:p>1.01509</text:p>
          </table:table-cell>
          <table:table-cell office:value-type="float" office:value="1.01518" calcext:value-type="float">
            <text:p>1.01518</text:p>
          </table:table-cell>
          <table:table-cell table:number-columns-repeated="6"/>
        </table:table-row>
        <table:table-row table:style-name="ro1">
          <table:table-cell office:value-type="float" office:value="0.0088" calcext:value-type="float">
            <text:p>0.0088</text:p>
          </table:table-cell>
          <table:table-cell office:value-type="float" office:value="1.01531" calcext:value-type="float">
            <text:p>1.01531</text:p>
          </table:table-cell>
          <table:table-cell office:value-type="float" office:value="1.01539" calcext:value-type="float">
            <text:p>1.01539</text:p>
          </table:table-cell>
          <table:table-cell table:number-columns-repeated="6"/>
        </table:table-row>
        <table:table-row table:style-name="ro1">
          <table:table-cell office:value-type="float" office:value="0.0089" calcext:value-type="float">
            <text:p>0.0089</text:p>
          </table:table-cell>
          <table:table-cell office:value-type="float" office:value="1.01553" calcext:value-type="float">
            <text:p>1.01553</text:p>
          </table:table-cell>
          <table:table-cell office:value-type="float" office:value="1.0156" calcext:value-type="float">
            <text:p>1.0156</text:p>
          </table:table-cell>
          <table:table-cell table:number-columns-repeated="6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1.01575" calcext:value-type="float">
            <text:p>1.01575</text:p>
          </table:table-cell>
          <table:table-cell office:value-type="float" office:value="1.01581" calcext:value-type="float">
            <text:p>1.01581</text:p>
          </table:table-cell>
          <table:table-cell/>
          <table:table-cell office:value-type="float" office:value="1.01398" calcext:value-type="float">
            <text:p>1.01398</text:p>
          </table:table-cell>
          <table:table-cell table:number-columns-repeated="4"/>
        </table:table-row>
        <table:table-row table:style-name="ro1">
          <table:table-cell office:value-type="float" office:value="0.0091" calcext:value-type="float">
            <text:p>0.0091</text:p>
          </table:table-cell>
          <table:table-cell office:value-type="float" office:value="1.01596" calcext:value-type="float">
            <text:p>1.01596</text:p>
          </table:table-cell>
          <table:table-cell office:value-type="float" office:value="1.01602" calcext:value-type="float">
            <text:p>1.01602</text:p>
          </table:table-cell>
          <table:table-cell table:number-columns-repeated="6"/>
        </table:table-row>
        <table:table-row table:style-name="ro1">
          <table:table-cell office:value-type="float" office:value="0.0092" calcext:value-type="float">
            <text:p>0.0092</text:p>
          </table:table-cell>
          <table:table-cell office:value-type="float" office:value="1.01618" calcext:value-type="float">
            <text:p>1.01618</text:p>
          </table:table-cell>
          <table:table-cell office:value-type="float" office:value="1.01623" calcext:value-type="float">
            <text:p>1.01623</text:p>
          </table:table-cell>
          <table:table-cell table:number-columns-repeated="6"/>
        </table:table-row>
        <table:table-row table:style-name="ro1">
          <table:table-cell office:value-type="float" office:value="0.0093" calcext:value-type="float">
            <text:p>0.0093</text:p>
          </table:table-cell>
          <table:table-cell office:value-type="float" office:value="1.01639" calcext:value-type="float">
            <text:p>1.01639</text:p>
          </table:table-cell>
          <table:table-cell office:value-type="float" office:value="1.01644" calcext:value-type="float">
            <text:p>1.01644</text:p>
          </table:table-cell>
          <table:table-cell table:number-columns-repeated="6"/>
        </table:table-row>
        <table:table-row table:style-name="ro1">
          <table:table-cell office:value-type="float" office:value="0.0094" calcext:value-type="float">
            <text:p>0.0094</text:p>
          </table:table-cell>
          <table:table-cell office:value-type="float" office:value="1.0166" calcext:value-type="float">
            <text:p>1.0166</text:p>
          </table:table-cell>
          <table:table-cell office:value-type="float" office:value="1.01665" calcext:value-type="float">
            <text:p>1.01665</text:p>
          </table:table-cell>
          <table:table-cell table:number-columns-repeated="6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1.01681" calcext:value-type="float">
            <text:p>1.01681</text:p>
          </table:table-cell>
          <table:table-cell office:value-type="float" office:value="1.01685" calcext:value-type="float">
            <text:p>1.01685</text:p>
          </table:table-cell>
          <table:table-cell table:number-columns-repeated="6"/>
        </table:table-row>
        <table:table-row table:style-name="ro1">
          <table:table-cell office:value-type="float" office:value="0.0096" calcext:value-type="float">
            <text:p>0.0096</text:p>
          </table:table-cell>
          <table:table-cell office:value-type="float" office:value="1.01702" calcext:value-type="float">
            <text:p>1.01702</text:p>
          </table:table-cell>
          <table:table-cell office:value-type="float" office:value="1.01706" calcext:value-type="float">
            <text:p>1.01706</text:p>
          </table:table-cell>
          <table:table-cell table:number-columns-repeated="6"/>
        </table:table-row>
        <table:table-row table:style-name="ro1">
          <table:table-cell office:value-type="float" office:value="0.0097" calcext:value-type="float">
            <text:p>0.0097</text:p>
          </table:table-cell>
          <table:table-cell office:value-type="float" office:value="1.01723" calcext:value-type="float">
            <text:p>1.01723</text:p>
          </table:table-cell>
          <table:table-cell office:value-type="float" office:value="1.01726" calcext:value-type="float">
            <text:p>1.01726</text:p>
          </table:table-cell>
          <table:table-cell table:number-columns-repeated="6"/>
        </table:table-row>
        <table:table-row table:style-name="ro1">
          <table:table-cell office:value-type="float" office:value="0.0098" calcext:value-type="float">
            <text:p>0.0098</text:p>
          </table:table-cell>
          <table:table-cell office:value-type="float" office:value="1.01743" calcext:value-type="float">
            <text:p>1.01743</text:p>
          </table:table-cell>
          <table:table-cell office:value-type="float" office:value="1.01747" calcext:value-type="float">
            <text:p>1.01747</text:p>
          </table:table-cell>
          <table:table-cell table:number-columns-repeated="6"/>
        </table:table-row>
        <table:table-row table:style-name="ro1">
          <table:table-cell office:value-type="float" office:value="0.0099" calcext:value-type="float">
            <text:p>0.0099</text:p>
          </table:table-cell>
          <table:table-cell office:value-type="float" office:value="1.01764" calcext:value-type="float">
            <text:p>1.01764</text:p>
          </table:table-cell>
          <table:table-cell office:value-type="float" office:value="1.01767" calcext:value-type="float">
            <text:p>1.01767</text:p>
          </table:table-cell>
          <table:table-cell table:number-columns-repeated="6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01785" calcext:value-type="float">
            <text:p>1.01785</text:p>
          </table:table-cell>
          <table:table-cell office:value-type="float" office:value="1.01787" calcext:value-type="float">
            <text:p>1.01787</text:p>
          </table:table-cell>
          <table:table-cell office:value-type="float" office:value="0.927182" calcext:value-type="float">
            <text:p>0.927182</text:p>
          </table:table-cell>
          <table:table-cell office:value-type="float" office:value="1.01694" calcext:value-type="float">
            <text:p>1.01694</text:p>
          </table:table-cell>
          <table:table-cell table:number-columns-repeated="4"/>
        </table:table-row>
        <table:table-row table:style-name="ro1">
          <table:table-cell office:value-type="float" office:value="0.0101" calcext:value-type="float">
            <text:p>0.0101</text:p>
          </table:table-cell>
          <table:table-cell office:value-type="float" office:value="1.01805" calcext:value-type="float">
            <text:p>1.01805</text:p>
          </table:table-cell>
          <table:table-cell office:value-type="float" office:value="1.01808" calcext:value-type="float">
            <text:p>1.0180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02:15:06.6346432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01:16:51.504590065</meta:creation-date>
    <meta:generator>LibreOffice/4.2.8.2$Linux_X86_64 LibreOffice_project/420m0$Build-2</meta:generator>
    <dc:date>2017-03-16T02:18:58.246947830</dc:date>
    <meta:editing-duration>PT7M10S</meta:editing-duration>
    <meta:editing-cycles>4</meta:editing-cycles>
    <meta:document-statistic meta:table-count="1" meta:cell-count="3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5cm" chart:symbol-height="0.15cm" chart:link-data-style-to-source="true"/>
      <style:graphic-properties svg:stroke-width="0.051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1 3 4" chart:style-name="ch1">
        <chart:title svg:x="6.501cm" svg:y="0.316cm" chart:style-name="ch2">
          <text:p>Implicit Eulers</text:p>
        </chart:title>
        <chart:subtitle svg:x="6.739cm" svg:y="1.301cm" chart:style-name="ch3">
          <text:p>Early Solution</text:p>
        </chart:subtitle>
        <chart:legend chart:legend-position="end" svg:x="12.036cm" svg:y="3.454cm" style:legend-expansion="high" chart:style-name="ch4"/>
        <chart:plot-area chart:style-name="ch5" table:cell-range-address="Sheet1.A2:Sheet1.B103 Sheet1.C1:Sheet1.E103 Sheet1.B1:Sheet1.B1" chart:data-source-has-labels="row" svg:x="1.331cm" svg:y="2.19cm" svg:width="10.385cm" svg:height="5.649cm">
          <chartooo:coordinate-region svg:x="2.058cm" svg:y="2.39cm" svg:width="9.233cm" svg:height="4.802cm"/>
          <chart:axis chart:dimension="x" chart:name="primary-x" chart:style-name="ch6">
            <chart:title svg:x="6.426cm" svg:y="8.019cm" chart:style-name="ch7">
              <text:p>t</text:p>
            </chart:title>
          </chart:axis>
          <chart:axis chart:dimension="y" chart:name="primary-y" chart:style-name="ch6">
            <chart:title svg:x="0.451cm" svg:y="5.151cm" chart:style-name="ch8">
              <text:p>y</text:p>
            </chart:title>
            <chart:grid chart:style-name="ch9" chart:class="major"/>
          </chart:axis>
          <chart:series chart:style-name="ch10" chart:values-cell-range-address="Sheet1.C2:Sheet1.C103" chart:label-cell-address="Sheet1.C1:Sheet1.C1" chart:class="chart:scatter">
            <chart:domain table:cell-range-address="Sheet1.A2:Sheet1.A103"/>
            <chart:data-point chart:repeated="102"/>
          </chart:series>
          <chart:series chart:style-name="ch11" chart:values-cell-range-address="Sheet1.B2:Sheet1.B103" chart:label-cell-address="Sheet1.B1:Sheet1.B1" chart:class="chart:scatter">
            <chart:data-point chart:repeated="102"/>
          </chart:series>
          <chart:series chart:style-name="ch12" chart:values-cell-range-address="Sheet1.D2:Sheet1.D103" chart:label-cell-address="Sheet1.D1:Sheet1.D1" chart:class="chart:scatter">
            <chart:data-point chart:repeated="102"/>
          </chart:series>
          <chart:series chart:style-name="ch13" chart:values-cell-range-address="Sheet1.E2:Sheet1.E103" chart:label-cell-address="Sheet1.E1:Sheet1.E1" chart:class="chart:scatter">
            <chart:data-point chart:repeated="10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y_real</text:p>
                <draw:g>
                  <svg:desc>Sheet1.C1:Sheet1.C1</svg:desc>
                </draw:g>
              </table:table-cell>
              <table:table-cell office:value-type="string">
                <text:p> y_k (h = 0.0001)</text:p>
                <draw:g>
                  <svg:desc>Sheet1.B1:Sheet1.B1</svg:desc>
                </draw:g>
              </table:table-cell>
              <table:table-cell office:value-type="string">
                <text:p> y_k (h = 0.01)</text:p>
                <draw:g>
                  <svg:desc>Sheet1.D1:Sheet1.D1</svg:desc>
                </draw:g>
              </table:table-cell>
              <table:table-cell office:value-type="string">
                <text:p> y_k (h = 0.001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03</svg:desc>
                </draw:g>
              </table:table-cell>
              <table:table-cell office:value-type="float" office:value="0">
                <text:p>0</text:p>
                <draw:g>
                  <svg:desc>Sheet1.C2:Sheet1.C103</svg:desc>
                </draw:g>
              </table:table-cell>
              <table:table-cell office:value-type="float" office:value="0">
                <text:p>0</text:p>
                <draw:g>
                  <svg:desc>Sheet1.B2:Sheet1.B103</svg:desc>
                </draw:g>
              </table:table-cell>
              <table:table-cell office:value-type="float" office:value="0">
                <text:p>0</text:p>
                <draw:g>
                  <svg:desc>Sheet1.D2:Sheet1.D103</svg:desc>
                </draw:g>
              </table:table-cell>
              <table:table-cell office:value-type="float" office:value="0">
                <text:p>0</text:p>
                <draw:g>
                  <svg:desc>Sheet1.E2:Sheet1.E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">
                <text:p>0.0001</text:p>
              </table:table-cell>
              <table:table-cell office:value-type="float" office:value="0.0951724">
                <text:p>0.0951724</text:p>
              </table:table-cell>
              <table:table-cell office:value-type="float" office:value="0.0909273">
                <text:p>0.0909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">
                <text:p>0.0002</text:p>
              </table:table-cell>
              <table:table-cell office:value-type="float" office:value="0.181307">
                <text:p>0.181307</text:p>
              </table:table-cell>
              <table:table-cell office:value-type="float" office:value="0.173607">
                <text:p>0.173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3">
                <text:p>0.0003</text:p>
              </table:table-cell>
              <table:table-cell office:value-type="float" office:value="0.259264">
                <text:p>0.259264</text:p>
              </table:table-cell>
              <table:table-cell office:value-type="float" office:value="0.248788">
                <text:p>0.248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4">
                <text:p>0.0004</text:p>
              </table:table-cell>
              <table:table-cell office:value-type="float" office:value="0.329821">
                <text:p>0.329821</text:p>
              </table:table-cell>
              <table:table-cell office:value-type="float" office:value="0.317153">
                <text:p>0.317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5">
                <text:p>0.0005</text:p>
              </table:table-cell>
              <table:table-cell office:value-type="float" office:value="0.393683">
                <text:p>0.393683</text:p>
              </table:table-cell>
              <table:table-cell office:value-type="float" office:value="0.37932">
                <text:p>0.37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6">
                <text:p>0.0006</text:p>
              </table:table-cell>
              <table:table-cell office:value-type="float" office:value="0.451487">
                <text:p>0.451487</text:p>
              </table:table-cell>
              <table:table-cell office:value-type="float" office:value="0.435855">
                <text:p>0.435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7">
                <text:p>0.0007</text:p>
              </table:table-cell>
              <table:table-cell office:value-type="float" office:value="0.503809">
                <text:p>0.503809</text:p>
              </table:table-cell>
              <table:table-cell office:value-type="float" office:value="0.487268">
                <text:p>0.487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8">
                <text:p>0.0008</text:p>
              </table:table-cell>
              <table:table-cell office:value-type="float" office:value="0.551171">
                <text:p>0.551171</text:p>
              </table:table-cell>
              <table:table-cell office:value-type="float" office:value="0.534025">
                <text:p>0.534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9">
                <text:p>0.0009</text:p>
              </table:table-cell>
              <table:table-cell office:value-type="float" office:value="0.594044">
                <text:p>0.594044</text:p>
              </table:table-cell>
              <table:table-cell office:value-type="float" office:value="0.57655">
                <text:p>0.57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">
                <text:p>0.001</text:p>
              </table:table-cell>
              <table:table-cell office:value-type="float" office:value="0.632857">
                <text:p>0.632857</text:p>
              </table:table-cell>
              <table:table-cell office:value-type="float" office:value="0.615228">
                <text:p>0.615228</text:p>
              </table:table-cell>
              <table:table-cell office:value-type="float" office:value="NaN">
                <text:p>NaN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1">
                <text:p>0.0011</text:p>
              </table:table-cell>
              <table:table-cell office:value-type="float" office:value="0.667996">
                <text:p>0.667996</text:p>
              </table:table-cell>
              <table:table-cell office:value-type="float" office:value="0.650407">
                <text:p>0.650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2">
                <text:p>0.0012</text:p>
              </table:table-cell>
              <table:table-cell office:value-type="float" office:value="0.699809">
                <text:p>0.699809</text:p>
              </table:table-cell>
              <table:table-cell office:value-type="float" office:value="0.682406">
                <text:p>0.682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3">
                <text:p>0.0013</text:p>
              </table:table-cell>
              <table:table-cell office:value-type="float" office:value="0.728614">
                <text:p>0.728614</text:p>
              </table:table-cell>
              <table:table-cell office:value-type="float" office:value="0.711514">
                <text:p>0.71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4">
                <text:p>0.0014</text:p>
              </table:table-cell>
              <table:table-cell office:value-type="float" office:value="0.754697">
                <text:p>0.754697</text:p>
              </table:table-cell>
              <table:table-cell office:value-type="float" office:value="0.737995">
                <text:p>0.737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5">
                <text:p>0.0015</text:p>
              </table:table-cell>
              <table:table-cell office:value-type="float" office:value="0.778317">
                <text:p>0.778317</text:p>
              </table:table-cell>
              <table:table-cell office:value-type="float" office:value="0.762086">
                <text:p>0.762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6">
                <text:p>0.0016</text:p>
              </table:table-cell>
              <table:table-cell office:value-type="float" office:value="0.799708">
                <text:p>0.799708</text:p>
              </table:table-cell>
              <table:table-cell office:value-type="float" office:value="0.784005">
                <text:p>0.784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7">
                <text:p>0.0017</text:p>
              </table:table-cell>
              <table:table-cell office:value-type="float" office:value="0.819082">
                <text:p>0.819082</text:p>
              </table:table-cell>
              <table:table-cell office:value-type="float" office:value="0.80395">
                <text:p>0.80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8">
                <text:p>0.0018</text:p>
              </table:table-cell>
              <table:table-cell office:value-type="float" office:value="0.836632">
                <text:p>0.836632</text:p>
              </table:table-cell>
              <table:table-cell office:value-type="float" office:value="0.8221">
                <text:p>0.8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9">
                <text:p>0.0019</text:p>
              </table:table-cell>
              <table:table-cell office:value-type="float" office:value="0.852531">
                <text:p>0.852531</text:p>
              </table:table-cell>
              <table:table-cell office:value-type="float" office:value="0.838617">
                <text:p>0.838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">
                <text:p>0.002</text:p>
              </table:table-cell>
              <table:table-cell office:value-type="float" office:value="0.866935">
                <text:p>0.866935</text:p>
              </table:table-cell>
              <table:table-cell office:value-type="float" office:value="0.853652">
                <text:p>0.853652</text:p>
              </table:table-cell>
              <table:table-cell office:value-type="float" office:value="NaN">
                <text:p>NaN</text:p>
              </table:table-cell>
              <table:table-cell office:value-type="float" office:value="0.752498">
                <text:p>0.7524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1">
                <text:p>0.0021</text:p>
              </table:table-cell>
              <table:table-cell office:value-type="float" office:value="0.879988">
                <text:p>0.879988</text:p>
              </table:table-cell>
              <table:table-cell office:value-type="float" office:value="0.867338">
                <text:p>0.867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2">
                <text:p>0.0022</text:p>
              </table:table-cell>
              <table:table-cell office:value-type="float" office:value="0.891818">
                <text:p>0.891818</text:p>
              </table:table-cell>
              <table:table-cell office:value-type="float" office:value="0.879797">
                <text:p>0.879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3">
                <text:p>0.0023</text:p>
              </table:table-cell>
              <table:table-cell office:value-type="float" office:value="0.902541">
                <text:p>0.902541</text:p>
              </table:table-cell>
              <table:table-cell office:value-type="float" office:value="0.891143">
                <text:p>0.89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4">
                <text:p>0.0024</text:p>
              </table:table-cell>
              <table:table-cell office:value-type="float" office:value="0.912263">
                <text:p>0.912263</text:p>
              </table:table-cell>
              <table:table-cell office:value-type="float" office:value="0.901475">
                <text:p>0.901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25">
                <text:p>0.0025</text:p>
              </table:table-cell>
              <table:table-cell office:value-type="float" office:value="0.921078">
                <text:p>0.921078</text:p>
              </table:table-cell>
              <table:table-cell office:value-type="float" office:value="0.910885">
                <text:p>0.910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6">
                <text:p>0.0026</text:p>
              </table:table-cell>
              <table:table-cell office:value-type="float" office:value="0.929073">
                <text:p>0.929073</text:p>
              </table:table-cell>
              <table:table-cell office:value-type="float" office:value="0.919459">
                <text:p>0.919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7">
                <text:p>0.0027</text:p>
              </table:table-cell>
              <table:table-cell office:value-type="float" office:value="0.936327">
                <text:p>0.936327</text:p>
              </table:table-cell>
              <table:table-cell office:value-type="float" office:value="0.927271">
                <text:p>0.927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8">
                <text:p>0.0028</text:p>
              </table:table-cell>
              <table:table-cell office:value-type="float" office:value="0.942909">
                <text:p>0.942909</text:p>
              </table:table-cell>
              <table:table-cell office:value-type="float" office:value="0.934391">
                <text:p>0.934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9">
                <text:p>0.0029</text:p>
              </table:table-cell>
              <table:table-cell office:value-type="float" office:value="0.948884">
                <text:p>0.948884</text:p>
              </table:table-cell>
              <table:table-cell office:value-type="float" office:value="0.940882">
                <text:p>0.940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3">
                <text:p>0.003</text:p>
              </table:table-cell>
              <table:table-cell office:value-type="float" office:value="0.95431">
                <text:p>0.95431</text:p>
              </table:table-cell>
              <table:table-cell office:value-type="float" office:value="0.946801">
                <text:p>0.946801</text:p>
              </table:table-cell>
              <table:table-cell office:value-type="float" office:value="NaN">
                <text:p>NaN</text:p>
              </table:table-cell>
              <table:table-cell office:value-type="float" office:value="0.879244">
                <text:p>0.8792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31">
                <text:p>0.0031</text:p>
              </table:table-cell>
              <table:table-cell office:value-type="float" office:value="0.959237">
                <text:p>0.959237</text:p>
              </table:table-cell>
              <table:table-cell office:value-type="float" office:value="0.9522">
                <text:p>0.9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32">
                <text:p>0.0032</text:p>
              </table:table-cell>
              <table:table-cell office:value-type="float" office:value="0.963715">
                <text:p>0.963715</text:p>
              </table:table-cell>
              <table:table-cell office:value-type="float" office:value="0.957126">
                <text:p>0.957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33">
                <text:p>0.0033</text:p>
              </table:table-cell>
              <table:table-cell office:value-type="float" office:value="0.967786">
                <text:p>0.967786</text:p>
              </table:table-cell>
              <table:table-cell office:value-type="float" office:value="0.961623">
                <text:p>0.96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34">
                <text:p>0.0034</text:p>
              </table:table-cell>
              <table:table-cell office:value-type="float" office:value="0.971489">
                <text:p>0.971489</text:p>
              </table:table-cell>
              <table:table-cell office:value-type="float" office:value="0.965729">
                <text:p>0.965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35">
                <text:p>0.0035</text:p>
              </table:table-cell>
              <table:table-cell office:value-type="float" office:value="0.974858">
                <text:p>0.974858</text:p>
              </table:table-cell>
              <table:table-cell office:value-type="float" office:value="0.96948">
                <text:p>0.96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36">
                <text:p>0.0036</text:p>
              </table:table-cell>
              <table:table-cell office:value-type="float" office:value="0.977925">
                <text:p>0.977925</text:p>
              </table:table-cell>
              <table:table-cell office:value-type="float" office:value="0.972908">
                <text:p>0.972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37">
                <text:p>0.0037</text:p>
              </table:table-cell>
              <table:table-cell office:value-type="float" office:value="0.98072">
                <text:p>0.98072</text:p>
              </table:table-cell>
              <table:table-cell office:value-type="float" office:value="0.976042">
                <text:p>0.976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38">
                <text:p>0.0038</text:p>
              </table:table-cell>
              <table:table-cell office:value-type="float" office:value="0.983267">
                <text:p>0.983267</text:p>
              </table:table-cell>
              <table:table-cell office:value-type="float" office:value="0.97891">
                <text:p>0.97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39">
                <text:p>0.0039</text:p>
              </table:table-cell>
              <table:table-cell office:value-type="float" office:value="0.985591">
                <text:p>0.985591</text:p>
              </table:table-cell>
              <table:table-cell office:value-type="float" office:value="0.981535">
                <text:p>0.98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4">
                <text:p>0.004</text:p>
              </table:table-cell>
              <table:table-cell office:value-type="float" office:value="0.987713">
                <text:p>0.987713</text:p>
              </table:table-cell>
              <table:table-cell office:value-type="float" office:value="0.983939">
                <text:p>0.983939</text:p>
              </table:table-cell>
              <table:table-cell office:value-type="float" office:value="NaN">
                <text:p>NaN</text:p>
              </table:table-cell>
              <table:table-cell office:value-type="float" office:value="0.943614">
                <text:p>0.9436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41">
                <text:p>0.0041</text:p>
              </table:table-cell>
              <table:table-cell office:value-type="float" office:value="0.989652">
                <text:p>0.989652</text:p>
              </table:table-cell>
              <table:table-cell office:value-type="float" office:value="0.986143">
                <text:p>0.986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42">
                <text:p>0.0042</text:p>
              </table:table-cell>
              <table:table-cell office:value-type="float" office:value="0.991425">
                <text:p>0.991425</text:p>
              </table:table-cell>
              <table:table-cell office:value-type="float" office:value="0.988165">
                <text:p>0.988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43">
                <text:p>0.0043</text:p>
              </table:table-cell>
              <table:table-cell office:value-type="float" office:value="0.993049">
                <text:p>0.993049</text:p>
              </table:table-cell>
              <table:table-cell office:value-type="float" office:value="0.990021">
                <text:p>0.99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44">
                <text:p>0.0044</text:p>
              </table:table-cell>
              <table:table-cell office:value-type="float" office:value="0.994537">
                <text:p>0.994537</text:p>
              </table:table-cell>
              <table:table-cell office:value-type="float" office:value="0.991726">
                <text:p>0.991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45">
                <text:p>0.0045</text:p>
              </table:table-cell>
              <table:table-cell office:value-type="float" office:value="0.995902">
                <text:p>0.995902</text:p>
              </table:table-cell>
              <table:table-cell office:value-type="float" office:value="0.993295">
                <text:p>0.993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46">
                <text:p>0.0046</text:p>
              </table:table-cell>
              <table:table-cell office:value-type="float" office:value="0.997156">
                <text:p>0.997156</text:p>
              </table:table-cell>
              <table:table-cell office:value-type="float" office:value="0.994739">
                <text:p>0.994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47">
                <text:p>0.0047</text:p>
              </table:table-cell>
              <table:table-cell office:value-type="float" office:value="0.99831">
                <text:p>0.99831</text:p>
              </table:table-cell>
              <table:table-cell office:value-type="float" office:value="0.99607">
                <text:p>0.99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48">
                <text:p>0.0048</text:p>
              </table:table-cell>
              <table:table-cell office:value-type="float" office:value="0.999373">
                <text:p>0.999373</text:p>
              </table:table-cell>
              <table:table-cell office:value-type="float" office:value="0.997298">
                <text:p>0.99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49">
                <text:p>0.0049</text:p>
              </table:table-cell>
              <table:table-cell office:value-type="float" office:value="1.00035">
                <text:p>1.00035</text:p>
              </table:table-cell>
              <table:table-cell office:value-type="float" office:value="0.998432">
                <text:p>0.998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5">
                <text:p>0.005</text:p>
              </table:table-cell>
              <table:table-cell office:value-type="float" office:value="1.00126">
                <text:p>1.00126</text:p>
              </table:table-cell>
              <table:table-cell office:value-type="float" office:value="0.999481">
                <text:p>0.999481</text:p>
              </table:table-cell>
              <table:table-cell office:value-type="float" office:value="NaN">
                <text:p>NaN</text:p>
              </table:table-cell>
              <table:table-cell office:value-type="float" office:value="0.976795">
                <text:p>0.9767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51">
                <text:p>0.0051</text:p>
              </table:table-cell>
              <table:table-cell office:value-type="float" office:value="1.0021">
                <text:p>1.0021</text:p>
              </table:table-cell>
              <table:table-cell office:value-type="float" office:value="1.00045">
                <text:p>1.00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52">
                <text:p>0.0052</text:p>
              </table:table-cell>
              <table:table-cell office:value-type="float" office:value="1.00288">
                <text:p>1.00288</text:p>
              </table:table-cell>
              <table:table-cell office:value-type="float" office:value="1.00136">
                <text:p>1.00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53">
                <text:p>0.0053</text:p>
              </table:table-cell>
              <table:table-cell office:value-type="float" office:value="1.0036">
                <text:p>1.0036</text:p>
              </table:table-cell>
              <table:table-cell office:value-type="float" office:value="1.00219">
                <text:p>1.00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54">
                <text:p>0.0054</text:p>
              </table:table-cell>
              <table:table-cell office:value-type="float" office:value="1.00427">
                <text:p>1.00427</text:p>
              </table:table-cell>
              <table:table-cell office:value-type="float" office:value="1.00297">
                <text:p>1.00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55">
                <text:p>0.0055</text:p>
              </table:table-cell>
              <table:table-cell office:value-type="float" office:value="1.0049">
                <text:p>1.0049</text:p>
              </table:table-cell>
              <table:table-cell office:value-type="float" office:value="1.0037">
                <text:p>1.0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56">
                <text:p>0.0056</text:p>
              </table:table-cell>
              <table:table-cell office:value-type="float" office:value="1.00549">
                <text:p>1.00549</text:p>
              </table:table-cell>
              <table:table-cell office:value-type="float" office:value="1.00438">
                <text:p>1.0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57">
                <text:p>0.0057</text:p>
              </table:table-cell>
              <table:table-cell office:value-type="float" office:value="1.00604">
                <text:p>1.00604</text:p>
              </table:table-cell>
              <table:table-cell office:value-type="float" office:value="1.00501">
                <text:p>1.00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58">
                <text:p>0.0058</text:p>
              </table:table-cell>
              <table:table-cell office:value-type="float" office:value="1.00656">
                <text:p>1.00656</text:p>
              </table:table-cell>
              <table:table-cell office:value-type="float" office:value="1.00561">
                <text:p>1.00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59">
                <text:p>0.0059</text:p>
              </table:table-cell>
              <table:table-cell office:value-type="float" office:value="1.00704">
                <text:p>1.00704</text:p>
              </table:table-cell>
              <table:table-cell office:value-type="float" office:value="1.00617">
                <text:p>1.00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6">
                <text:p>0.006</text:p>
              </table:table-cell>
              <table:table-cell office:value-type="float" office:value="1.0075">
                <text:p>1.0075</text:p>
              </table:table-cell>
              <table:table-cell office:value-type="float" office:value="1.0067">
                <text:p>1.0067</text:p>
              </table:table-cell>
              <table:table-cell office:value-type="float" office:value="NaN">
                <text:p>NaN</text:p>
              </table:table-cell>
              <table:table-cell office:value-type="float" office:value="0.994379">
                <text:p>0.9943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61">
                <text:p>0.0061</text:p>
              </table:table-cell>
              <table:table-cell office:value-type="float" office:value="1.00794">
                <text:p>1.00794</text:p>
              </table:table-cell>
              <table:table-cell office:value-type="float" office:value="1.00719">
                <text:p>1.00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62">
                <text:p>0.0062</text:p>
              </table:table-cell>
              <table:table-cell office:value-type="float" office:value="1.00835">
                <text:p>1.00835</text:p>
              </table:table-cell>
              <table:table-cell office:value-type="float" office:value="1.00766">
                <text:p>1.00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63">
                <text:p>0.0063</text:p>
              </table:table-cell>
              <table:table-cell office:value-type="float" office:value="1.00874">
                <text:p>1.00874</text:p>
              </table:table-cell>
              <table:table-cell office:value-type="float" office:value="1.00811">
                <text:p>1.0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64">
                <text:p>0.0064</text:p>
              </table:table-cell>
              <table:table-cell office:value-type="float" office:value="1.00911">
                <text:p>1.00911</text:p>
              </table:table-cell>
              <table:table-cell office:value-type="float" office:value="1.00853">
                <text:p>1.00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65">
                <text:p>0.0065</text:p>
              </table:table-cell>
              <table:table-cell office:value-type="float" office:value="1.00947">
                <text:p>1.00947</text:p>
              </table:table-cell>
              <table:table-cell office:value-type="float" office:value="1.00893">
                <text:p>1.00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66">
                <text:p>0.0066</text:p>
              </table:table-cell>
              <table:table-cell office:value-type="float" office:value="1.00981">
                <text:p>1.00981</text:p>
              </table:table-cell>
              <table:table-cell office:value-type="float" office:value="1.00932">
                <text:p>1.00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67">
                <text:p>0.0067</text:p>
              </table:table-cell>
              <table:table-cell office:value-type="float" office:value="1.01014">
                <text:p>1.01014</text:p>
              </table:table-cell>
              <table:table-cell office:value-type="float" office:value="1.00968">
                <text:p>1.00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68">
                <text:p>0.0068</text:p>
              </table:table-cell>
              <table:table-cell office:value-type="float" office:value="1.01046">
                <text:p>1.01046</text:p>
              </table:table-cell>
              <table:table-cell office:value-type="float" office:value="1.01004">
                <text:p>1.0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69">
                <text:p>0.0069</text:p>
              </table:table-cell>
              <table:table-cell office:value-type="float" office:value="1.01076">
                <text:p>1.01076</text:p>
              </table:table-cell>
              <table:table-cell office:value-type="float" office:value="1.01037">
                <text:p>1.0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7">
                <text:p>0.007</text:p>
              </table:table-cell>
              <table:table-cell office:value-type="float" office:value="1.01106">
                <text:p>1.01106</text:p>
              </table:table-cell>
              <table:table-cell office:value-type="float" office:value="1.0107">
                <text:p>1.0107</text:p>
              </table:table-cell>
              <table:table-cell office:value-type="float" office:value="NaN">
                <text:p>NaN</text:p>
              </table:table-cell>
              <table:table-cell office:value-type="float" office:value="1.00417">
                <text:p>1.004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71">
                <text:p>0.0071</text:p>
              </table:table-cell>
              <table:table-cell office:value-type="float" office:value="1.01134">
                <text:p>1.01134</text:p>
              </table:table-cell>
              <table:table-cell office:value-type="float" office:value="1.01101">
                <text:p>1.0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72">
                <text:p>0.0072</text:p>
              </table:table-cell>
              <table:table-cell office:value-type="float" office:value="1.01162">
                <text:p>1.01162</text:p>
              </table:table-cell>
              <table:table-cell office:value-type="float" office:value="1.01132">
                <text:p>1.0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73">
                <text:p>0.0073</text:p>
              </table:table-cell>
              <table:table-cell office:value-type="float" office:value="1.01189">
                <text:p>1.01189</text:p>
              </table:table-cell>
              <table:table-cell office:value-type="float" office:value="1.01161">
                <text:p>1.0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74">
                <text:p>0.0074</text:p>
              </table:table-cell>
              <table:table-cell office:value-type="float" office:value="1.01215">
                <text:p>1.01215</text:p>
              </table:table-cell>
              <table:table-cell office:value-type="float" office:value="1.01189">
                <text:p>1.0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75">
                <text:p>0.0075</text:p>
              </table:table-cell>
              <table:table-cell office:value-type="float" office:value="1.01241">
                <text:p>1.01241</text:p>
              </table:table-cell>
              <table:table-cell office:value-type="float" office:value="1.01217">
                <text:p>1.01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76">
                <text:p>0.0076</text:p>
              </table:table-cell>
              <table:table-cell office:value-type="float" office:value="1.01266">
                <text:p>1.01266</text:p>
              </table:table-cell>
              <table:table-cell office:value-type="float" office:value="1.01244">
                <text:p>1.0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77">
                <text:p>0.0077</text:p>
              </table:table-cell>
              <table:table-cell office:value-type="float" office:value="1.0129">
                <text:p>1.0129</text:p>
              </table:table-cell>
              <table:table-cell office:value-type="float" office:value="1.01271">
                <text:p>1.0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78">
                <text:p>0.0078</text:p>
              </table:table-cell>
              <table:table-cell office:value-type="float" office:value="1.01315">
                <text:p>1.01315</text:p>
              </table:table-cell>
              <table:table-cell office:value-type="float" office:value="1.01296">
                <text:p>1.0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79">
                <text:p>0.0079</text:p>
              </table:table-cell>
              <table:table-cell office:value-type="float" office:value="1.01338">
                <text:p>1.01338</text:p>
              </table:table-cell>
              <table:table-cell office:value-type="float" office:value="1.01322">
                <text:p>1.0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8">
                <text:p>0.008</text:p>
              </table:table-cell>
              <table:table-cell office:value-type="float" office:value="1.01362">
                <text:p>1.01362</text:p>
              </table:table-cell>
              <table:table-cell office:value-type="float" office:value="1.01346">
                <text:p>1.01346</text:p>
              </table:table-cell>
              <table:table-cell office:value-type="float" office:value="NaN">
                <text:p>NaN</text:p>
              </table:table-cell>
              <table:table-cell office:value-type="float" office:value="1.01005">
                <text:p>1.010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81">
                <text:p>0.0081</text:p>
              </table:table-cell>
              <table:table-cell office:value-type="float" office:value="1.01385">
                <text:p>1.01385</text:p>
              </table:table-cell>
              <table:table-cell office:value-type="float" office:value="1.01371">
                <text:p>1.01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82">
                <text:p>0.0082</text:p>
              </table:table-cell>
              <table:table-cell office:value-type="float" office:value="1.01408">
                <text:p>1.01408</text:p>
              </table:table-cell>
              <table:table-cell office:value-type="float" office:value="1.01394">
                <text:p>1.01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83">
                <text:p>0.0083</text:p>
              </table:table-cell>
              <table:table-cell office:value-type="float" office:value="1.0143">
                <text:p>1.0143</text:p>
              </table:table-cell>
              <table:table-cell office:value-type="float" office:value="1.01418">
                <text:p>1.0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84">
                <text:p>0.0084</text:p>
              </table:table-cell>
              <table:table-cell office:value-type="float" office:value="1.01452">
                <text:p>1.01452</text:p>
              </table:table-cell>
              <table:table-cell office:value-type="float" office:value="1.01441">
                <text:p>1.0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85">
                <text:p>0.0085</text:p>
              </table:table-cell>
              <table:table-cell office:value-type="float" office:value="1.01474">
                <text:p>1.01474</text:p>
              </table:table-cell>
              <table:table-cell office:value-type="float" office:value="1.01464">
                <text:p>1.0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86">
                <text:p>0.0086</text:p>
              </table:table-cell>
              <table:table-cell office:value-type="float" office:value="1.01496">
                <text:p>1.01496</text:p>
              </table:table-cell>
              <table:table-cell office:value-type="float" office:value="1.01487">
                <text:p>1.0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87">
                <text:p>0.0087</text:p>
              </table:table-cell>
              <table:table-cell office:value-type="float" office:value="1.01518">
                <text:p>1.01518</text:p>
              </table:table-cell>
              <table:table-cell office:value-type="float" office:value="1.01509">
                <text:p>1.01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88">
                <text:p>0.0088</text:p>
              </table:table-cell>
              <table:table-cell office:value-type="float" office:value="1.01539">
                <text:p>1.01539</text:p>
              </table:table-cell>
              <table:table-cell office:value-type="float" office:value="1.01531">
                <text:p>1.0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89">
                <text:p>0.0089</text:p>
              </table:table-cell>
              <table:table-cell office:value-type="float" office:value="1.0156">
                <text:p>1.0156</text:p>
              </table:table-cell>
              <table:table-cell office:value-type="float" office:value="1.01553">
                <text:p>1.0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9">
                <text:p>0.009</text:p>
              </table:table-cell>
              <table:table-cell office:value-type="float" office:value="1.01581">
                <text:p>1.01581</text:p>
              </table:table-cell>
              <table:table-cell office:value-type="float" office:value="1.01575">
                <text:p>1.01575</text:p>
              </table:table-cell>
              <table:table-cell office:value-type="float" office:value="NaN">
                <text:p>NaN</text:p>
              </table:table-cell>
              <table:table-cell office:value-type="float" office:value="1.01398">
                <text:p>1.013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91">
                <text:p>0.0091</text:p>
              </table:table-cell>
              <table:table-cell office:value-type="float" office:value="1.01602">
                <text:p>1.01602</text:p>
              </table:table-cell>
              <table:table-cell office:value-type="float" office:value="1.01596">
                <text:p>1.01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92">
                <text:p>0.0092</text:p>
              </table:table-cell>
              <table:table-cell office:value-type="float" office:value="1.01623">
                <text:p>1.01623</text:p>
              </table:table-cell>
              <table:table-cell office:value-type="float" office:value="1.01618">
                <text:p>1.01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93">
                <text:p>0.0093</text:p>
              </table:table-cell>
              <table:table-cell office:value-type="float" office:value="1.01644">
                <text:p>1.01644</text:p>
              </table:table-cell>
              <table:table-cell office:value-type="float" office:value="1.01639">
                <text:p>1.01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94">
                <text:p>0.0094</text:p>
              </table:table-cell>
              <table:table-cell office:value-type="float" office:value="1.01665">
                <text:p>1.01665</text:p>
              </table:table-cell>
              <table:table-cell office:value-type="float" office:value="1.0166">
                <text:p>1.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95">
                <text:p>0.0095</text:p>
              </table:table-cell>
              <table:table-cell office:value-type="float" office:value="1.01685">
                <text:p>1.01685</text:p>
              </table:table-cell>
              <table:table-cell office:value-type="float" office:value="1.01681">
                <text:p>1.01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96">
                <text:p>0.0096</text:p>
              </table:table-cell>
              <table:table-cell office:value-type="float" office:value="1.01706">
                <text:p>1.01706</text:p>
              </table:table-cell>
              <table:table-cell office:value-type="float" office:value="1.01702">
                <text:p>1.01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97">
                <text:p>0.0097</text:p>
              </table:table-cell>
              <table:table-cell office:value-type="float" office:value="1.01726">
                <text:p>1.01726</text:p>
              </table:table-cell>
              <table:table-cell office:value-type="float" office:value="1.01723">
                <text:p>1.0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98">
                <text:p>0.0098</text:p>
              </table:table-cell>
              <table:table-cell office:value-type="float" office:value="1.01747">
                <text:p>1.01747</text:p>
              </table:table-cell>
              <table:table-cell office:value-type="float" office:value="1.01743">
                <text:p>1.01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99">
                <text:p>0.0099</text:p>
              </table:table-cell>
              <table:table-cell office:value-type="float" office:value="1.01767">
                <text:p>1.01767</text:p>
              </table:table-cell>
              <table:table-cell office:value-type="float" office:value="1.01764">
                <text:p>1.01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">
                <text:p>0.01</text:p>
              </table:table-cell>
              <table:table-cell office:value-type="float" office:value="1.01787">
                <text:p>1.01787</text:p>
              </table:table-cell>
              <table:table-cell office:value-type="float" office:value="1.01785">
                <text:p>1.01785</text:p>
              </table:table-cell>
              <table:table-cell office:value-type="float" office:value="0.927182">
                <text:p>0.927182</text:p>
              </table:table-cell>
              <table:table-cell office:value-type="float" office:value="1.01694">
                <text:p>1.016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01">
                <text:p>0.0101</text:p>
              </table:table-cell>
              <table:table-cell office:value-type="float" office:value="1.01808">
                <text:p>1.01808</text:p>
              </table:table-cell>
              <table:table-cell office:value-type="float" office:value="1.01805">
                <text:p>1.01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